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ef9" officeooo:paragraph-rsid="00194ef9"/>
    </style:style>
    <style:style style:name="P2" style:family="paragraph" style:parent-style-name="Standard">
      <style:text-properties officeooo:rsid="00194ef9" officeooo:paragraph-rsid="001a50f3"/>
    </style:style>
    <style:style style:name="P3" style:family="paragraph" style:parent-style-name="Standard">
      <style:text-properties officeooo:rsid="00194ef9" officeooo:paragraph-rsid="001bb1bf"/>
    </style:style>
    <style:style style:name="P4" style:family="paragraph" style:parent-style-name="Standard">
      <style:text-properties officeooo:rsid="00194ef9" officeooo:paragraph-rsid="001d05e4"/>
    </style:style>
    <style:style style:name="P5" style:family="paragraph" style:parent-style-name="Standard">
      <style:text-properties officeooo:rsid="00194ef9" officeooo:paragraph-rsid="001dd449"/>
    </style:style>
    <style:style style:name="P6" style:family="paragraph" style:parent-style-name="Standard">
      <style:text-properties officeooo:rsid="00194ef9" officeooo:paragraph-rsid="001f7aad"/>
    </style:style>
    <style:style style:name="P7" style:family="paragraph" style:parent-style-name="Standard">
      <style:text-properties officeooo:rsid="00194ef9" officeooo:paragraph-rsid="00206cf7"/>
    </style:style>
    <style:style style:name="P8" style:family="paragraph" style:parent-style-name="Standard">
      <style:text-properties officeooo:rsid="00194ef9" officeooo:paragraph-rsid="0023ebe9"/>
    </style:style>
    <style:style style:name="P9" style:family="paragraph" style:parent-style-name="Standard">
      <style:text-properties officeooo:rsid="00194ef9" officeooo:paragraph-rsid="00284fc6"/>
    </style:style>
    <style:style style:name="P10" style:family="paragraph" style:parent-style-name="Standard">
      <style:text-properties officeooo:rsid="001cb54e" officeooo:paragraph-rsid="001cb54e"/>
    </style:style>
    <style:style style:name="P11" style:family="paragraph" style:parent-style-name="Standard">
      <style:text-properties officeooo:rsid="001cb54e" officeooo:paragraph-rsid="001d05e4"/>
    </style:style>
    <style:style style:name="P12" style:family="paragraph" style:parent-style-name="Standard">
      <style:text-properties officeooo:rsid="001d05e4" officeooo:paragraph-rsid="001d05e4"/>
    </style:style>
    <style:style style:name="P13" style:family="paragraph" style:parent-style-name="Standard">
      <style:text-properties officeooo:rsid="001dd449" officeooo:paragraph-rsid="001dd449"/>
    </style:style>
    <style:style style:name="P14" style:family="paragraph" style:parent-style-name="Standard">
      <style:text-properties officeooo:rsid="001dd449" officeooo:paragraph-rsid="00206cf7"/>
    </style:style>
    <style:style style:name="P15" style:family="paragraph" style:parent-style-name="Standard">
      <style:text-properties officeooo:rsid="001dd449" officeooo:paragraph-rsid="002269d3"/>
    </style:style>
    <style:style style:name="P16" style:family="paragraph" style:parent-style-name="Standard">
      <style:text-properties officeooo:rsid="001dd449" officeooo:paragraph-rsid="0023ebe9"/>
    </style:style>
    <style:style style:name="P17" style:family="paragraph" style:parent-style-name="Standard">
      <style:text-properties officeooo:rsid="001f7aad" officeooo:paragraph-rsid="001f7aad"/>
    </style:style>
    <style:style style:name="P18" style:family="paragraph" style:parent-style-name="Standard">
      <style:text-properties officeooo:rsid="00206cf7" officeooo:paragraph-rsid="00206cf7"/>
    </style:style>
    <style:style style:name="P19" style:family="paragraph" style:parent-style-name="Standard">
      <style:text-properties officeooo:rsid="00206cf7" officeooo:paragraph-rsid="002269d3"/>
    </style:style>
    <style:style style:name="P20" style:family="paragraph" style:parent-style-name="Standard">
      <style:text-properties officeooo:rsid="00206cf7" officeooo:paragraph-rsid="0023ebe9"/>
    </style:style>
    <style:style style:name="P21" style:family="paragraph" style:parent-style-name="Standard">
      <style:text-properties officeooo:rsid="002269d3" officeooo:paragraph-rsid="002269d3"/>
    </style:style>
    <style:style style:name="P22" style:family="paragraph" style:parent-style-name="Standard">
      <style:text-properties officeooo:rsid="002269d3" officeooo:paragraph-rsid="0023ebe9"/>
    </style:style>
    <style:style style:name="P23" style:family="paragraph" style:parent-style-name="Standard">
      <style:text-properties officeooo:rsid="0023ebe9" officeooo:paragraph-rsid="0023ebe9"/>
    </style:style>
    <style:style style:name="P24" style:family="paragraph" style:parent-style-name="Standard">
      <style:text-properties officeooo:rsid="0023ebe9" officeooo:paragraph-rsid="001bb1bf"/>
    </style:style>
    <style:style style:name="P25" style:family="paragraph" style:parent-style-name="Standard">
      <style:text-properties officeooo:rsid="002564e7" officeooo:paragraph-rsid="002564e7"/>
    </style:style>
    <style:style style:name="P26" style:family="paragraph" style:parent-style-name="Standard">
      <style:text-properties officeooo:rsid="0025ce03" officeooo:paragraph-rsid="0025ce03"/>
    </style:style>
    <style:style style:name="P27" style:family="paragraph" style:parent-style-name="Standard">
      <style:text-properties officeooo:rsid="001a50f3" officeooo:paragraph-rsid="001a50f3"/>
    </style:style>
    <style:style style:name="P28" style:family="paragraph" style:parent-style-name="Standard">
      <style:text-properties officeooo:rsid="001a50f3" officeooo:paragraph-rsid="00284fc6"/>
    </style:style>
    <style:style style:name="P29" style:family="paragraph" style:parent-style-name="Standard">
      <style:text-properties officeooo:rsid="00284fc6" officeooo:paragraph-rsid="00284fc6"/>
    </style:style>
    <style:style style:name="P30" style:family="paragraph" style:parent-style-name="Standard">
      <style:text-properties officeooo:rsid="001bb1bf" officeooo:paragraph-rsid="001bb1bf"/>
    </style:style>
    <style:style style:name="P31" style:family="paragraph" style:parent-style-name="Standard">
      <style:text-properties officeooo:rsid="00206cf7" officeooo:paragraph-rsid="002a2f12"/>
    </style:style>
    <style:style style:name="T1" style:family="text">
      <style:text-properties officeooo:rsid="00194ef9"/>
    </style:style>
    <style:style style:name="T2" style:family="text">
      <style:text-properties officeooo:rsid="001a50f3"/>
    </style:style>
    <style:style style:name="T3" style:family="text">
      <style:text-properties officeooo:rsid="001bb1bf"/>
    </style:style>
    <style:style style:name="T4" style:family="text">
      <style:text-properties officeooo:rsid="001d05e4"/>
    </style:style>
    <style:style style:name="T5" style:family="text">
      <style:text-properties officeooo:rsid="001dd449"/>
    </style:style>
    <style:style style:name="T6" style:family="text">
      <style:text-properties officeooo:rsid="001f7aad"/>
    </style:style>
    <style:style style:name="T7" style:family="text">
      <style:text-properties officeooo:rsid="00206cf7"/>
    </style:style>
    <style:style style:name="T8" style:family="text">
      <style:text-properties officeooo:rsid="002269d3"/>
    </style:style>
    <style:style style:name="T9" style:family="text">
      <style:text-properties officeooo:rsid="0023ebe9"/>
    </style:style>
    <style:style style:name="T10" style:family="text">
      <style:text-properties officeooo:rsid="002564e7"/>
    </style:style>
    <style:style style:name="T11" style:family="text">
      <style:text-properties officeooo:rsid="0025ce03"/>
    </style:style>
    <style:style style:name="T12" style:family="text">
      <style:text-properties officeooo:rsid="00284f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Синтаксически правильность написания команд не проверял и не запускал на бд. Возможны где то ошибки. Но на данном уровне в задание этого не требуется, я просто решил максимально приближенно к какой то практике слету сделать задачу.</text:p>
      <text:p text:style-name="P31"/>
      <text:p text:style-name="P31"/>
      <text:p text:style-name="P31">Решил разделить в таблице так:</text:p>
      <text:p text:style-name="P31">у департамента (department) есть отделы (division) и это отношение один ко многим,</text:p>
      <text:p text:style-name="P31">аналогично у отдела есть группы (groups).</text:p>
      <text:p text:style-name="P31"/>
      <text:p text:style-name="P31"/>
      <text:p text:style-name="P31">create table groups ( <text:s/></text:p>
      <text:p text:style-name="P31">group_id bigserial primary key, <text:s/></text:p>
      <text:p text:style-name="P31">name varchar(100), <text:s/></text:p>
      <text:p text:style-name="P31">division_id biginteger, <text:s/></text:p>
      <text:p text:style-name="P31">address_id biginteger, <text:s/></text:p>
      <text:p text:style-name="P31">constrant fk_division <text:s/></text:p>
      <text:p text:style-name="P31"><text:tab/>foreign key (division_id) <text:s/></text:p>
      <text:p text:style-name="P31"><text:tab/>references (divsions), <text:s/></text:p>
      <text:p text:style-name="P31">constrant fk_address <text:s/></text:p>
      <text:p text:style-name="P31"><text:tab/>foreign key (address_id) <text:s/></text:p>
      <text:p text:style-name="P31"><text:tab/>references (full_addresses) <text:s/></text:p>
      <text:p text:style-name="P31">); <text:s/></text:p>
      <text:p text:style-name="P31"/>
      <text:p text:style-name="P31">create table divisions ( <text:s/></text:p>
      <text:p text:style-name="P31">division_id bigserial primary key, <text:s/></text:p>
      <text:p text:style-name="P31">name varchar(100), <text:s/></text:p>
      <text:p text:style-name="P31">department_id biginteger, <text:s/></text:p>
      <text:p text:style-name="P31">address_id biginteger, <text:s/></text:p>
      <text:p text:style-name="P31">constrant fk_department <text:s/></text:p>
      <text:p text:style-name="P31"><text:tab/>foreign key (department_id) <text:s/></text:p>
      <text:p text:style-name="P31"><text:tab/>references (departments), <text:s/></text:p>
      <text:p text:style-name="P31">constrant fk_address <text:s/></text:p>
      <text:p text:style-name="P31"><text:tab/>foreign key (address_id) <text:s/></text:p>
      <text:p text:style-name="P31"><text:tab/>references (full_addresses) <text:s/></text:p>
      <text:p text:style-name="P31">); <text:s/></text:p>
      <text:p text:style-name="P31"/>
      <text:p text:style-name="P31">create table departments ( <text:s/></text:p>
      <text:p text:style-name="P31">department_id bigserial primary key, <text:s/></text:p>
      <text:p text:style-name="P31">name varchar(100), <text:s/></text:p>
      <text:p text:style-name="P31">department_id biginteger, <text:s/></text:p>
      <text:p text:style-name="P31">address_id biginteger, <text:s/></text:p>
      <text:p text:style-name="P31">constrant fk_department <text:s/></text:p>
      <text:p text:style-name="P31"><text:tab/>foreign key (department_id) <text:s/></text:p>
      <text:p text:style-name="P31"><text:tab/>references (departments), <text:s/></text:p>
      <text:p text:style-name="P31">constrant fk_address <text:s/></text:p>
      <text:p text:style-name="P31"><text:tab/>foreign key (address_id) <text:s/></text:p>
      <text:p text:style-name="P31"><text:tab/>references (full_addresses) <text:s/></text:p>
      <text:p text:style-name="P31">); <text:s/></text:p>
      <text:p text:style-name="P31"/>
      <text:p text:style-name="P31">Далее решил что не имеет смысла отделять от сотрудника его зарплату (если бы была в этом плане более сложная структура например тариф, различные виды надбавок, то это бы уже имело смысл) и его дату найма. Также здесь можно видеть отношение многие к одному это к <text:soft-page-break/>должности (job_title), также каждый сотрудник должен принадлежать какому то департаменту, но он может не принадлежать отделу поэтому будет null (это если он руководитель департамента), аналогично с группами. Здесь я думаю это оправдано, потому что руководителей не так много и это нашу базу данных не загрузит, все аналогично и с группами. <text:s/></text:p>
      <text:p text:style-name="P31"/>
      <text:p text:style-name="P31">create table employees ( <text:s/></text:p>
      <text:p text:style-name="P31">employee_id bigserial primary key, <text:s/></text:p>
      <text:p text:style-name="P31">name varchar(100), <text:s/></text:p>
      <text:p text:style-name="P31">date_employ timestamp, <text:s/></text:p>
      <text:p text:style-name="P31">salary numeric, <text:s/></text:p>
      <text:p text:style-name="P31">job_title_id biginteger, <text:s/></text:p>
      <text:p text:style-name="P31">department_id biginteger, <text:s/></text:p>
      <text:p text:style-name="P31">division_id biginteger nullable, <text:s/></text:p>
      <text:p text:style-name="P31">group_id biginteger nullable, <text:s/></text:p>
      <text:p text:style-name="P31">constrant fk_job_title <text:s/></text:p>
      <text:p text:style-name="P31"><text:tab/>foreign key (job_title_id) <text:s/></text:p>
      <text:p text:style-name="P31"><text:tab/>references (job_titles), <text:s/></text:p>
      <text:p text:style-name="P31">constrant fk_department <text:s/></text:p>
      <text:p text:style-name="P31"><text:tab/>foreign key (department_id) <text:s/></text:p>
      <text:p text:style-name="P31"><text:tab/>references (departments), <text:s/></text:p>
      <text:p text:style-name="P31">constrant fk_division <text:s/></text:p>
      <text:p text:style-name="P31"><text:tab/>foreign key (division_id) <text:s/></text:p>
      <text:p text:style-name="P31"><text:tab/>references (divisions), <text:s/></text:p>
      <text:p text:style-name="P31">constrant fk_group <text:s/></text:p>
      <text:p text:style-name="P31"><text:tab/>foreign key (group_id) <text:s/></text:p>
      <text:p text:style-name="P31"><text:tab/>references (groups) <text:s/></text:p>
      <text:p text:style-name="P31">); <text:s/></text:p>
      <text:p text:style-name="P31"/>
      <text:p text:style-name="P31">Здесь видим перечисление должностей и отношение один ко многим. Фактически это enumeration. Я сделал их уникальными <text:s/></text:p>
      <text:p text:style-name="P31"/>
      <text:p text:style-name="P31">create table job_titles ( <text:s/></text:p>
      <text:p text:style-name="P31">job_title_id bigserial primary key, <text:s/></text:p>
      <text:p text:style-name="P31">name varchar(100) unique, <text:s/></text:p>
      <text:p text:style-name="P31">); <text:s/></text:p>
      <text:p text:style-name="P31"/>
      <text:p text:style-name="P31">Здесь поделил адрес на несколько таблиц (хотя возможно это излишне). В программировании работал где адрес так не делился. При этом для связи с департаментами, группами и отделами сделал дополнительную таблицу full_addresses. Переделал (теперь в таблице address <text:s/>хранится строка с улицей и домом) <text:s/></text:p>
      <text:p text:style-name="P31"/>
      <text:p text:style-name="P31">create table regions ( <text:s/></text:p>
      <text:p text:style-name="P31">region_id bigserial primary key, <text:s/></text:p>
      <text:p text:style-name="P31">name varchar(100), <text:s/></text:p>
      <text:p text:style-name="P31">); <text:s/></text:p>
      <text:p text:style-name="P31"/>
      <text:p text:style-name="P31"/>
      <text:p text:style-name="P31"/>
      <text:p text:style-name="P31"/>
      <text:p text:style-name="P31"/>
      <text:p text:style-name="P31">create table cities ( <text:s/></text:p>
      <text:p text:style-name="P31"><text:soft-page-break/>city_id bigserial primary key, <text:s/></text:p>
      <text:p text:style-name="P31">name varchar(100), <text:s/></text:p>
      <text:p text:style-name="P31">region_id biginteger, <text:s/></text:p>
      <text:p text:style-name="P31">constrant fk_region <text:s/></text:p>
      <text:p text:style-name="P31"><text:tab/>foreign key (region_id) <text:s/></text:p>
      <text:p text:style-name="P31"><text:tab/>references (regions) <text:s/></text:p>
      <text:p text:style-name="P31">); <text:s/></text:p>
      <text:p text:style-name="P31"/>
      <text:p text:style-name="P31">create table addresses ( <text:s/></text:p>
      <text:p text:style-name="P31">adress_id bigserial primary key, <text:s/></text:p>
      <text:p text:style-name="P31">address varchar(100), <text:s/></text:p>
      <text:p text:style-name="P31">city_id biginteger, <text:s/></text:p>
      <text:p text:style-name="P31">constrant fk_city <text:s/></text:p>
      <text:p text:style-name="P31"><text:tab/>foreign key (city_id) <text:s/></text:p>
      <text:p text:style-name="P31"><text:tab/>references (cities) <text:s/></text:p>
      <text:p text:style-name="P31">); <text:s/></text:p>
      <text:p text:style-name="P31"/>
      <text:p text:style-name="P31"/>
      <text:p text:style-name="P31"/>
      <text:p text:style-name="P31">create table full_addresses ( <text:s/></text:p>
      <text:p text:style-name="P31">address_id bigserial primary key, <text:s/></text:p>
      <text:p text:style-name="P31">region_id biginteger, <text:s/></text:p>
      <text:p text:style-name="P31">city_id biginteger, <text:s/></text:p>
      <text:p text:style-name="P31">street_id biginteger, <text:s/></text:p>
      <text:p text:style-name="P31">house_id biginteger, <text:s/></text:p>
      <text:p text:style-name="P31">constrant fk_region <text:s/></text:p>
      <text:p text:style-name="P31"><text:s text:c="5"/>foreign key (region_id) <text:s/></text:p>
      <text:p text:style-name="P31"><text:s text:c="5"/>references (regions), <text:s/></text:p>
      <text:p text:style-name="P31">constrant fk_region <text:s/></text:p>
      <text:p text:style-name="P31"><text:s text:c="5"/>foreign key (city_id) <text:s/></text:p>
      <text:p text:style-name="P31"><text:s text:c="5"/>references (cities), <text:s/></text:p>
      <text:p text:style-name="P31">constrant fk_region <text:s/></text:p>
      <text:p text:style-name="P31"><text:s text:c="5"/>foreign key (street_id) <text:s/></text:p>
      <text:p text:style-name="P31"><text:s text:c="5"/>references (streets), <text:s/></text:p>
      <text:p text:style-name="P31">constrant fk_region <text:s/></text:p>
      <text:p text:style-name="P31"><text:s text:c="5"/>foreign key (house_id) <text:s/></text:p>
      <text:p text:style-name="P31"><text:s text:c="5"/>references (houses) <text:s/></text:p>
      <text:p text:style-name="P31">); <text:s/></text:p>
      <text:p text:style-name="P31"/>
      <text:p text:style-name="P31">далее перечисление проектов</text:p>
      <text:p text:style-name="P31"/>
      <text:p text:style-name="P31">create table projects ( <text:s/></text:p>
      <text:p text:style-name="P31">project_id <text:s/>bigserial primary key, <text:s/></text:p>
      <text:p text:style-name="P31">name varchar(255) <text:s/></text:p>
      <text:p text:style-name="P31">); <text:s/></text:p>
      <text:p text:style-name="P31"/>
      <text:p text:style-name="P31">таблица для соединения многие ко многим, тк один человек может работать над несколькими проектами, а также несколько человек может работать над одним проектом. <text:s/></text:p>
      <text:p text:style-name="P31"/>
      <text:p text:style-name="P31">create table progects_emploees ( <text:s text:c="3"/></text:p>
      <text:p text:style-name="P31">project_id biginteger, <text:s/></text:p>
      <text:p text:style-name="P31">employee_id biginteger, <text:s/></text:p>
      <text:p text:style-name="P31"><text:soft-page-break/>constrant fk_projects <text:s/></text:p>
      <text:p text:style-name="P31"><text:tab/>foreign key (project_id) <text:s/></text:p>
      <text:p text:style-name="P31"><text:tab/>references (projects), <text:s/></text:p>
      <text:p text:style-name="P31">constrant fk_employees <text:s/></text:p>
      <text:p text:style-name="P31"><text:tab/>foreign key (employee_id) <text:s/></text:p>
      <text:p text:style-name="P31"><text:tab/>references (employees) <text:s/></text:p>
      <text:p text:style-name="P31">);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21:21:01.993759822</meta:creation-date>
    <dc:date>2023-07-27T13:35:41.662455285</dc:date>
    <meta:editing-duration>PT2H3M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124" meta:word-count="520" meta:character-count="4343" meta:non-whitespace-character-count="3637"/>
  </office:meta>
</office:document-meta>
</file>